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in" fo:margin-bottom="0.139in" loext:contextual-spacing="false" fo:line-height="150%"/>
    </style:style>
    <style:style style:name="P3" style:family="paragraph" style:parent-style-name="Standard">
      <style:paragraph-properties fo:margin-top="0in" fo:margin-bottom="0.139in" loext:contextual-spacing="false" fo:line-height="150%"/>
      <style:text-properties fo:font-size="12pt" style:font-size-asian="12pt" style:font-size-complex="12pt"/>
    </style:style>
    <style:style style:name="P4" style:family="paragraph" style:parent-style-name="Standard">
      <style:paragraph-properties fo:margin-top="0in" fo:margin-bottom="0in" loext:contextual-spacing="false" fo:line-height="150%"/>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left="2in" fo:margin-right="0in" fo:margin-top="0in" fo:margin-bottom="0in" loext:contextual-spacing="false" fo:line-height="100%" fo:text-indent="0.5in" style:auto-text-indent="false"/>
      <style:text-properties fo:font-size="12pt" fo:font-weight="bold" style:font-size-asian="12pt" style:font-weight-asian="bold" style:font-size-complex="12pt"/>
    </style:style>
    <style:style style:name="P7" style:family="paragraph" style:parent-style-name="Standard">
      <style:paragraph-properties fo:margin-left="2in" fo:margin-right="0in" fo:margin-top="0in" fo:margin-bottom="0in" loext:contextual-spacing="false" fo:line-height="100%" fo:text-indent="0.5in" style:auto-text-indent="false"/>
    </style:style>
    <style:style style:name="P8" style:family="paragraph" style:parent-style-name="Standard">
      <style:paragraph-properties fo:margin-left="2in" fo:margin-right="0in" fo:line-height="100%" fo:text-indent="0.5in" style:auto-text-indent="false"/>
    </style:style>
    <style:style style:name="P9" style:family="paragraph" style:parent-style-name="Heading_20_2" style:master-page-name="Standard">
      <style:paragraph-properties fo:line-height="150%" style:page-number="1"/>
    </style:style>
    <style:style style:name="P10" style:family="paragraph" style:parent-style-name="Heading_20_3">
      <style:paragraph-properties fo:margin-top="0.222in" fo:margin-bottom="0.139in" loext:contextual-spacing="false" fo:line-height="150%"/>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color="#0000ff" fo:font-size="12pt" fo:font-weight="bold" style:font-size-asian="12pt" style:font-weight-asian="bold" style:font-size-complex="12pt"/>
    </style:style>
    <style:style style:name="T5" style:family="text">
      <style:text-properties fo:color="#ff0000"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hl0bptp7x98t"/><text:span text:style-name="T1">Descriptions</text:span></text:p>
      <text:p text:style-name="P10"><text:bookmark text:name="_k2diegf3ckmy"/><text:span text:style-name="T1">Avatar Class:</text:span></text:p>
      <text:p text:style-name="P2"><text:span text:style-name="T2">location -</text:span><text:span text:style-name="T3"> variable that stores a Point</text:span></text:p>
      <text:p text:style-name="P2"><text:span text:style-name="T2">score - </text:span><text:span text:style-name="T3">variable that stores an int</text:span></text:p>
      <text:p text:style-name="P2"><text:span text:style-name="T2">move(String direction) -</text:span><text:span text:style-name="T3"> takes String as input and changes the x or y value of location</text:span></text:p>
      <text:p text:style-name="P2"><text:span text:style-name="T2">reverseMove(String direction) - </text:span><text:span text:style-name="T3">takes String as input and changes the x or y value of location</text:span></text:p>
      <text:p text:style-name="P2"><text:span text:style-name="T2">getLocation() - </text:span><text:span text:style-name="T3">returns location</text:span></text:p>
      <text:p text:style-name="P2"><text:span text:style-name="T2">getScore() -</text:span><text:span text:style-name="T3"> returns score</text:span></text:p>
      <text:p text:style-name="P2"><text:span text:style-name="T2">addScore(int n) - </text:span><text:span text:style-name="T3">increase score by n</text:span></text:p>
      <text:p text:style-name="P10"><text:bookmark text:name="_hwpt474o84lt"/><text:span text:style-name="T1">Pellet class:</text:span></text:p>
      <text:p text:style-name="P2"><text:span text:style-name="T2">location -</text:span><text:span text:style-name="T3"> variable of type ArrayList&lt;Point&gt;</text:span></text:p>
      <text:p text:style-name="P2"><text:span text:style-name="T2">overlapsWith(Avatar avatar) -</text:span><text:span text:style-name="T3"> Takes Avatar as input and checks if avatar location matches any Point in Pellet location. Returns true or false</text:span></text:p>
      <text:p text:style-name="P2"><text:span text:style-name="T2">removePellet(Point p) - </text:span><text:span text:style-name="T3">Takes Point as input and removes that Point from location</text:span></text:p>
      <text:p text:style-name="P4"><text:span text:style-name="T2">generatePellet(int height, int width) -</text:span><text:span text:style-name="T3"> takes the dimensions of the level as input and stores all the inner coordinates in location. ex) User enters generatePellet(5, 5)<text:tab/> <text:tab/> </text:span></text:p>
      <text:p text:style-name="P6"/>
      <text:p text:style-name="P7"><text:span text:style-name="T2">* <text:s/>* <text:s/>* <text:s/>* <text:s/>*</text:span></text:p>
      <text:p text:style-name="P5"><text:span text:style-name="T2"><text:tab/><text:tab/><text:tab/><text:tab/><text:tab/>* <text:s/></text:span><text:span text:style-name="T4">* <text:s/></text:span><text:span text:style-name="T5">* <text:s/>* </text:span><text:span text:style-name="T2"><text:s/>*</text:span></text:p>
      <text:p text:style-name="P5"><text:span text:style-name="T2"><text:tab/><text:tab/><text:tab/><text:tab/><text:tab/>* <text:s/></text:span><text:span text:style-name="T5">* <text:s/>* <text:s/>* </text:span><text:span text:style-name="T2"><text:s/>*</text:span></text:p>
      <text:p text:style-name="P5"><text:span text:style-name="T2"><text:tab/><text:tab/><text:tab/><text:tab/><text:tab/>* <text:s/></text:span><text:span text:style-name="T5">* <text:s/>* <text:s/>* </text:span><text:span text:style-name="T2"><text:s/>*</text:span></text:p>
      <text:p text:style-name="P5"><text:span text:style-name="T2"><text:tab/><text:tab/><text:tab/><text:tab/><text:tab/>* <text:s/>* <text:s/>* <text:s/>* <text:s/>*</text:span></text:p>
      <text:p text:style-name="P2"><text:span text:style-name="T3">The method will enter all the inner coordinates (red dots) into location. The blue dot will not be added to location because that is (1, 1) which is the avatar starting point.</text:span></text:p>
      <text:p text:style-name="P10"><text:bookmark text:name="_wguldd2pwy4u"/>Wall class</text:p>
      <text:p text:style-name="P2"><text:span text:style-name="T1">l</text:span><text:span text:style-name="T2">ocation - </text:span><text:span text:style-name="T3">variable of type ArrayList&lt;Point&gt;</text:span></text:p>
      <text:p text:style-name="P2"><text:span text:style-name="T2">overlapsWith(Avatar avatar) -</text:span><text:span text:style-name="T3"> Takes Avatar as input and checks if avatar location matches any Point in Wall location. Returns true or false</text:span></text:p>
      <text:p text:style-name="P4"><text:span text:style-name="T2">generateWall(int height, int width) -</text:span><text:span text:style-name="T3"> takes the dimensions of the level as input and stores all the outer coordinates in location.</text:span></text:p>
      <text:p text:style-name="P4"><text:soft-page-break/><text:span text:style-name="T3">ex) User enters generateWalls(5, 5)<text:tab/> <text:tab/> </text:span></text:p>
      <text:p text:style-name="P8"><text:span text:style-name="T2">* <text:s/>* <text:s/>* <text:s/>* <text:s/>*</text:span></text:p>
      <text:p text:style-name="P1"><text:span text:style-name="T2"><text:tab/><text:tab/><text:tab/><text:tab/><text:tab/>* <text:s/></text:span><text:span text:style-name="T4">* <text:s/></text:span><text:span text:style-name="T5">* <text:s/>* </text:span><text:span text:style-name="T2"><text:s/>*</text:span></text:p>
      <text:p text:style-name="P1"><text:span text:style-name="T2"><text:tab/><text:tab/><text:tab/><text:tab/><text:tab/>* <text:s/></text:span><text:span text:style-name="T5">* <text:s/>* <text:s/>* </text:span><text:span text:style-name="T2"><text:s/>*</text:span></text:p>
      <text:p text:style-name="P1"><text:span text:style-name="T2"><text:tab/><text:tab/><text:tab/><text:tab/><text:tab/>* <text:s/></text:span><text:span text:style-name="T5">* <text:s/>* <text:s/>* </text:span><text:span text:style-name="T2"><text:s/>*</text:span></text:p>
      <text:p text:style-name="P1"><text:span text:style-name="T2"><text:tab/><text:tab/><text:tab/><text:tab/><text:tab/>* <text:s/>* <text:s/>* <text:s/>* <text:s/>*</text:span></text:p>
      <text:p text:style-name="P2"><text:span text:style-name="T3">The method will enter all the outer coordinates (black dots) into location.</text:span></text:p>
      <text:p text:style-name="P10"><text:bookmark text:name="_bd96dj9r1miy"/><text:span text:style-name="T1">Main class</text:span></text:p>
      <text:p text:style-name="P2"><text:span text:style-name="T2">avatar -</text:span><text:span text:style-name="T3"> variable of type Avatar</text:span></text:p>
      <text:p text:style-name="P2"><text:span text:style-name="T2">pellet -</text:span><text:span text:style-name="T3"> variable of type Pellet</text:span></text:p>
      <text:p text:style-name="P2"><text:span text:style-name="T2">wall - </text:span><text:span text:style-name="T3">variable of type Wall<text:tab/> <text:tab/> <text:tab/> <text:tab/></text:span></text:p>
      <text:p text:style-name="P2"><text:span text:style-name="T2">initialize()</text:span><text:span text:style-name="T3"> - creates new objects of type Avatar, Pellet and Wall for the avatar, pellet, and wall variables. Then it generates pellets and walls using the generatePellet() and generateWall() methods.<text:tab/></text:span></text:p>
      <text:p text:style-name="P2"><text:span text:style-name="T2">getInputAndMove() -</text:span><text:span text:style-name="T3"> prompts user for input, then moves avatar in specified direction. If there is a wall in that location, the avatar is moved back to it’s previous location and notified that there is a wall</text:span></text:p>
      <text:p text:style-name="P2"><text:span text:style-name="T3"><text:tab/> <text:tab/> <text:tab/> <text:tab/></text:span></text:p>
      <text:p text:style-name="P2"><text:span text:style-name="T2">updateScore() -</text:span><text:span text:style-name="T3"> If the avatar location overlaps with a Point in the pellet location, that Point is removed from pellet location and the avatar’s score is updated.</text:span></text:p>
      <text:p text:style-name="P2"><text:span text:style-name="T2">printCurrentState() -</text:span><text:span text:style-name="T3"> displays the avatar location and score.</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0" meta:word-count="404" meta:character-count="2357" meta:non-whitespace-character-count="1889"/>
    <meta:generator>LibreOfficeDev/6.0.5.2$Linux_X86_64 LibreOffice_project/</meta:generator>
  </office:meta>
</office:document-meta>
</file>